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Heading_20_2">
      <style:paragraph-properties fo:margin-top="0.25in" fo:margin-bottom="0.0555in" loext:contextual-spacing="false" fo:line-height="100%" fo:keep-together="auto" fo:keep-with-next="auto"/>
    </style:style>
    <style:style style:name="P3" style:family="paragraph" style:parent-style-name="Heading_20_2" style:master-page-name="Standard">
      <style:paragraph-properties fo:margin-top="0.25in" fo:margin-bottom="0.0555in" loext:contextual-spacing="false" fo:line-height="100%" fo:keep-together="auto" style:page-number="1" fo:keep-with-next="auto"/>
    </style:style>
    <style:style style:name="T1" style:family="text">
      <style:text-properties fo:color="#333333" fo:font-size="9pt" fo:font-weight="bold" style:font-size-asian="9pt" style:font-weight-asian="bold" style:font-size-complex="9pt"/>
    </style:style>
    <style:style style:name="T2" style:family="text">
      <style:text-properties fo:color="#333333" fo:font-size="9pt" style:font-size-asian="9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i1ujgll1tvcv"/><text:span text:style-name="T1">Introduction </text:span></text:p>
      <text:p text:style-name="P1"><text:span text:style-name="T2">Open Data Manchester CIC recognises that it is essential to provide equal opportunities to all persons without discrimination. This policy sets out the organisation's position on equal opportunity in all aspects of employment, including recruitment and promotion, giving guidance and encouragement to employees at all levels to act fairly and prevent discrimination on the grounds of sex, race, marital status, part-time and fixed term contract status, age, sexual orientation or religion. </text:span></text:p>
      <text:p text:style-name="P2"><text:bookmark text:name="_ko08ixfnxehh"/><text:span text:style-name="T1">Statement of policy </text:span></text:p>
      <text:p text:style-name="P1"><text:span text:style-name="T2">(a) It is the policy of Open Data Manchester CIC to ensure that no job applicant or employee receives less favourable treatment on the grounds of sex, race, marital status, disability, age, part-time or fixed term contract status, sexual orientation or religion, or is disadvantaged by conditions or requirements that cannot be shown to be justifiable. The organisation is committed not only to its legal obligations but also to the positive promotion of equality of opportunity in all aspects of employment. </text:span></text:p>
      <text:p text:style-name="P1"><text:span text:style-name="T2">(b) The organisation recognises that adhering to the Equal Opportunities Policy, combined with relevant employment policies and practices, maximises the effective use of individuals in both the organisation’s and employees´ best interests. Open Data Manchester CIC recognises the great benefits in having a diverse workforce with different backgrounds, solely employed on ability. </text:span></text:p>
      <text:p text:style-name="P1"><text:span text:style-name="T2">(c) The application of recruitment, training, and promotion policies to all individuals will be on the basis of job requirements and the individual’s ability and merits. </text:span></text:p>
      <text:p text:style-name="P1"><text:span text:style-name="T2">(d) All employees of the organisation will be made aware of the provisions of this policy. </text:span></text:p>
      <text:p text:style-name="P2"><text:bookmark text:name="_9zuotjo1yfnq"/><text:span text:style-name="T1">Recruitment and promotion </text:span></text:p>
      <text:p text:style-name="P1"><text:span text:style-name="T2">(a) Advertisements for posts will give sufficiently clear and accurate information to enable potential applicants to assess their own suitability for the post. Information about vacant posts will be provided in such a manner that does not restrict its audience in terms of sex, race, marital status, disability, age, part-time or fixed term contract status, sexual orientation or religion. </text:span></text:p>
      <text:p text:style-name="P1"><text:span text:style-name="T2">(b) Recruitment literature will not imply a preference for one group of applicants unless there is a genuine occupational qualification which limits the post to this particular group, in which case this must be clearly stated. </text:span></text:p>
      <text:p text:style-name="P1"><text:span text:style-name="T2">(c) All vacancies will be circulated internally. </text:span></text:p>
      <text:p text:style-name="P1"><text:span text:style-name="T2">(d) All descriptions and specifications for posts will include only requirements that are necessary and justifiable for the effective performance of the job. </text:span></text:p>
      <text:p text:style-name="P1"><text:span text:style-name="T2">(e) All selection will be thorough, conducted against defined criteria and will deal only with the applicant’s suitability for the job. Where it is necessary to ask questions relating to personal circumstances, these will be related purely to job requirements and asked to all candidates. </text:span></text:p>
      <text:p text:style-name="P2"><text:bookmark text:name="_n0i5l18063td"/><text:span text:style-name="T1">Employment </text:span></text:p>
      <text:p text:style-name="P1"><text:span text:style-name="T2">(a) Open Data Manchester CIC will not discriminate on the basis of sex, race, marital status, disability, age, part-time or fixed term contract status, sexual orientation or religion in the allocation of duties between employees employed at any level with comparable job descriptions. </text:span></text:p>
      <text:p text:style-name="P1"><text:span text:style-name="T2">(b) Open Data Manchester CIC will put in place any reasonable measures and/or adjustments within the workplace for those employees who become disabled during employment or for disabled appointees. </text:span></text:p>
      <text:p text:style-name="P1"><text:span text:style-name="T2">(c) All employees will be considered solely on their merits for career development and promotion with equal opportunities for all. </text:span></text:p>
      <text:p text:style-name="P2"><text:bookmark text:name="_c8oe0n1opiv7"/><text:span text:style-name="T1">Training </text:span></text:p>
      <text:p text:style-name="P1"><text:span text:style-name="T2">(a) Employees will be provided with appropriate training regardless of sex, race, marital status, disability, age, part-time or fixed term contract status, sexual orientation or religion. </text:span></text:p>
      <text:p text:style-name="P1"><text:span text:style-name="T2">(b) All employees will be encouraged to discuss their career prospects and training needs with their Line Manager or the HR Department. </text:span></text:p>
      <text:p text:style-name="P2"><text:bookmark text:name="_jk7l6hmidb2z"/><text:span text:style-name="T1">Grievances and victimisation </text:span></text:p>
      <text:p text:style-name="P1"><text:span text:style-name="T2">(a) Open Data Manchester CIC emphasises that discrimination is unacceptable conduct which may lead to disciplinary action under the organization’s Disciplinary Procedure. </text:span></text:p>
      <text:p text:style-name="P1"><text:span text:style-name="T2">(b) Any complaints of discrimination will be pursued through the organisation’s Grievance Proced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3" meta:word-count="603" meta:character-count="4070" meta:non-whitespace-character-count="3468"/>
    <meta:generator>LibreOfficeDev/5.1.0.3$Linux_X86_64 LibreOffice_project/</meta:generator>
  </office:meta>
</office:document-meta>
</file>